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" svg:font-family="'DejaVu Sans', 'Times New Roman'" style:font-family-generic="roman" style:font-pitch="variable"/>
    <style:font-face style:name="Mangal" svg:font-family="Mangal" style:font-family-generic="system" style:font-pitch="variable"/>
    <style:font-face style:name="OpenSymbol" svg:font-family="OpenSymbol, 'ヒラギノ角ゴ Pro W3'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4in" fo:margin-left="-0.075in" table:align="left" style:writing-mode="lr-tb"/>
    </style:style>
    <style:style style:name="Table1.A" style:family="table-column">
      <style:table-column-properties style:column-width="3.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6in" style:type="right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Name" style:master-page-name="Standard">
      <style:paragraph-properties style:page-number="auto"/>
      <style:text-properties officeooo:rsid="00138bc8" officeooo:paragraph-rsid="00138bc8"/>
    </style:style>
    <style:style style:name="P6" style:family="paragraph" style:parent-style-name="Heading_20_1">
      <style:text-properties officeooo:rsid="00138bc8" officeooo:paragraph-rsid="00138bc8"/>
    </style:style>
    <style:style style:name="P7" style:family="paragraph" style:parent-style-name="Standard">
      <style:paragraph-properties fo:orphans="0" fo:widows="0" style:snap-to-layout-grid="false"/>
      <style:text-properties officeooo:rsid="00138bc8" officeooo:paragraph-rsid="00138bc8"/>
    </style:style>
    <style:style style:name="P8" style:family="paragraph" style:parent-style-name="Standard">
      <style:paragraph-properties fo:text-align="end" style:justify-single-word="false" fo:orphans="0" fo:widows="0"/>
      <style:text-properties officeooo:rsid="00138bc8" officeooo:paragraph-rsid="00138bc8"/>
    </style:style>
    <style:style style:name="P9" style:family="paragraph" style:parent-style-name="Standard">
      <style:text-properties officeooo:rsid="00138bc8" officeooo:paragraph-rsid="00138bc8"/>
    </style:style>
    <style:style style:name="P10" style:family="paragraph" style:parent-style-name="Standard" style:list-style-name="WW8Num6">
      <style:text-properties fo:font-weight="normal" officeooo:rsid="00138bc8" officeooo:paragraph-rsid="00138bc8" style:font-weight-asian="normal" style:font-weight-complex="normal"/>
    </style:style>
    <style:style style:name="P11" style:family="paragraph" style:parent-style-name="Standard" style:list-style-name="WW8Num6">
      <style:paragraph-properties>
        <style:tab-stops>
          <style:tab-stop style:position="6in" style:type="right"/>
        </style:tab-stops>
      </style:paragraph-properties>
      <style:text-properties officeooo:paragraph-rsid="00138bc8"/>
    </style:style>
    <style:style style:name="P12" style:family="paragraph" style:parent-style-name="Standard" style:list-style-name="WW8Num2">
      <style:text-properties officeooo:rsid="0015c8d2" officeooo:paragraph-rsid="0015c8d2"/>
    </style:style>
    <style:style style:name="P13" style:family="paragraph" style:parent-style-name="Standard" style:list-style-name="WW8Num2">
      <style:text-properties officeooo:rsid="0016e4e6" officeooo:paragraph-rsid="0016e4e6"/>
    </style:style>
    <style:style style:name="P14" style:family="paragraph" style:parent-style-name="Standard" style:list-style-name="WW8Num2">
      <style:text-properties officeooo:rsid="00177773" officeooo:paragraph-rsid="00177773"/>
    </style:style>
    <style:style style:name="P15" style:family="paragraph" style:parent-style-name="Standard" style:list-style-name="WW8Num2">
      <style:text-properties officeooo:rsid="00189a3a" officeooo:paragraph-rsid="00189a3a"/>
    </style:style>
    <style:style style:name="P16" style:family="paragraph" style:parent-style-name="Standard">
      <style:text-properties officeooo:rsid="00189a3a" officeooo:paragraph-rsid="00189a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8bc8" style:font-weight-asian="bold" style:font-weight-complex="bold"/>
    </style:style>
    <style:style style:name="T3" style:family="text">
      <style:text-properties fo:font-weight="bold" officeooo:rsid="0013e965" style:font-weight-asian="bold"/>
    </style:style>
    <style:style style:name="T4" style:family="text">
      <style:text-properties officeooo:rsid="00100c6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8bc8" style:font-weight-asian="normal" style:font-weight-complex="normal"/>
    </style:style>
    <style:style style:name="T7" style:family="text">
      <style:text-properties officeooo:rsid="0013e965"/>
    </style:style>
    <style:style style:name="T8" style:family="text">
      <style:text-properties officeooo:rsid="0016e4e6"/>
    </style:style>
    <style:style style:name="T9" style:family="text">
      <style:text-properties officeooo:rsid="00177773"/>
    </style:style>
    <style:style style:name="T10" style:family="text">
      <style:text-properties officeooo:rsid="00189a3a"/>
    </style:style>
    <style:style style:name="T11" style:family="text">
      <style:text-properties officeooo:rsid="001a8e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asey Burhoe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7">2828 N Calvert St.</text:p>
            <text:p text:style-name="P7">Baltimore, MD 21218</text:p>
          </table:table-cell>
          <table:table-cell table:style-name="Table1.A1" office:value-type="string">
            <text:p text:style-name="P8">casey.burhoe@gmail.com</text:p>
            <text:p text:style-name="P8">Linkedin: @casey-burhoe</text:p>
          </table:table-cell>
        </table:table-row>
      </table:table>
      <text:p text:style-name="Standard"/>
      <text:h text:style-name="Heading_20_1" text:outline-level="1">Objective</text:h>
      <text:p text:style-name="Standard"/>
      <text:p text:style-name="P9">To help develop software with security and privacy as a major focus.</text:p>
      <text:p text:style-name="Standard"/>
      <text:h text:style-name="P6" text:outline-level="1">Education</text:h>
      <text:p text:style-name="Standard"/>
      <text:list text:style-name="WW8Num6">
        <text:list-header>
          <text:p text:style-name="P11"><text:span text:style-name="T2">Johns Hopkins University</text:span><text:span text:style-name="T6"> – Baltimore, MD</text:span><text:span text:style-name="T5"><text:tab/></text:span><text:span text:style-name="T6">Class of 2025</text:span></text:p>
          <text:p text:style-name="P10">B.S. in Computer Science and Cognitive Science</text:p>
          <text:p text:style-name="P10">Relevant Coursework: Security and Privacy in Computing, Computer Systems Fundamentals, Data Structures</text:p>
        </text:list-header>
      </text:list>
      <text:p text:style-name="Standard"/>
      <text:h text:style-name="Heading_20_1" text:outline-level="1">Experience</text:h>
      <text:p text:style-name="Standard"/>
      <text:p text:style-name="P2"><text:span text:style-name="T3">Computer Desktop Support</text:span><text:tab/><text:span text:style-name="T9">March</text:span><text:span text:style-name="T8"> </text:span>20<text:span text:style-name="T7">23</text:span> - <text:span text:style-name="T8">Present</text:span></text:p>
      <text:list text:style-name="WW8Num2">
        <text:list-item>
          <text:p text:style-name="P12">Johns Hopkins Financial Systems Administration – <text:span text:style-name="T8">Baltimore, MD</text:span></text:p>
        </text:list-item>
        <text:list-item>
          <text:p text:style-name="P12">Troubleshoot help desk inquiries for ~200 financial services staff</text:p>
        </text:list-item>
        <text:list-item>
          <text:p text:style-name="P12">Collaborat<text:span text:style-name="T8">e</text:span> with systems engineers to execute software deployment campaigns</text:p>
        </text:list-item>
        <text:list-item>
          <text:p text:style-name="P12">Test and validat<text:span text:style-name="T8">e</text:span> new software products</text:p>
        </text:list-item>
        <text:list-item>
          <text:p text:style-name="P12">Manag<text:span text:style-name="T8">e</text:span> computers and peripheral hardware</text:p>
        </text:list-item>
        <text:list-item>
          <text:p text:style-name="P12">Maintain data in an inventory tracking database</text:p>
        </text:list-item>
        <text:list-item>
          <text:p text:style-name="P12">Develop batch and PowerShell scripts for remote and </text:p>
        </text:list-item>
      </text:list>
      <text:p text:style-name="P3"/>
      <text:p text:style-name="P2"><text:span text:style-name="T3">IT Support Intern</text:span><text:tab/><text:span text:style-name="T8">June </text:span>20<text:span text:style-name="T7">21 – </text:span><text:span text:style-name="T8">August 2021</text:span></text:p>
      <text:list text:continue-numbering="true" text:style-name="WW8Num2">
        <text:list-item>
          <text:p text:style-name="P13">Allergy &amp; Asthma Associates of Maine - Portland, ME</text:p>
        </text:list-item>
        <text:list-item>
          <text:p text:style-name="P14">Troubleshoot help desk inquiries for ~20 medical and administrative staff</text:p>
        </text:list-item>
        <text:list-item>
          <text:p text:style-name="P14">Collaborate with medical software technicians</text:p>
        </text:list-item>
        <text:list-item>
          <text:p text:style-name="P14">Provide swift support turnaround times in a fast-paced environment</text:p>
        </text:list-item>
        <text:list-item>
          <text:p text:style-name="P14">Take the needs of patients and providers into account when triaging issues</text:p>
        </text:list-item>
        <text:list-item>
          <text:p text:style-name="P14">Implement a patient waiting room self-service kiosk for appointment check-ins</text:p>
        </text:list-item>
        <text:list-item>
          <text:p text:style-name="P14">Consult medical device and software documentation to train staff in their use</text:p>
        </text:list-item>
        <text:list-item>
          <text:p text:style-name="P15">Enable providers to access medical records stored in legacy EMR software</text:p>
        </text:list-item>
      </text:list>
      <text:p text:style-name="Standard"/>
      <text:h text:style-name="P6" text:outline-level="1">Skills</text:h>
      <text:p text:style-name="Standard"/>
      <text:p text:style-name="P16">C, C++, Python, PowerShell, <text:span text:style-name="T11">Batch</text:span>, Assembly, Linux-based operating systems, Windows operating systems, Excel, Word, networking, VirtualBox, <text:span text:style-name="T11">concurrency frameworks, data structures and algorithms,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" svg:font-family="'DejaVu Sans', 'Times New Roman'" style:font-family-generic="roman" style:font-pitch="variable"/>
    <style:font-face style:name="Mangal" svg:font-family="Mangal" style:font-family-generic="system" style:font-pitch="variable"/>
    <style:font-face style:name="OpenSymbol" svg:font-family="OpenSymbol, 'ヒラギノ角ゴ Pro W3'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family-generic-asian="roman" style:font-pitch-asian="variable" style:font-size-asian="14pt" style:font-name-complex="DejaVu Sans" style:font-family-complex="'DejaVu Sans', 'Times New Roman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25in" fo:margin-right="0in" fo:text-indent="0in" style:auto-text-indent="false" fo:padding-left="0in" fo:padding-right="0in" fo:padding-top="0in" fo:padding-bottom="0.0138in" fo:border-left="none" fo:border-right="none" fo:border-top="none" fo:border-bottom="0.51pt solid #000000" fo:keep-with-next="always"/>
      <style:text-properties fo:font-variant="small-caps" fo:font-weight="bold" style:letter-kerning="true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-complex="Arial" style:font-family-complex="Arial" style:font-family-generic-complex="swiss" style:font-pitch-complex="variable" style:font-size-complex="13pt" style:font-weight-complex="bold"/>
    </style:style>
    <style:style style:name="Name" style:family="paragraph" style:parent-style-name="Standard">
      <style:paragraph-properties fo:margin-left="-0.25in" fo:margin-right="0in" fo:text-indent="0in" style:auto-text-indent="false"/>
      <style:text-properties fo:font-variant="small-caps" fo:font-size="20pt" fo:font-weight="bold" style:font-size-asian="20pt" style:font-weight-asian="bold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>
        <style:tab-stops>
          <style:tab-stop style:position="0.25in"/>
          <style:tab-stop style:position="0.5in"/>
        </style:tab-stops>
      </style:paragraph-properties>
      <style:text-properties fo:color="#000000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fo:language="none" fo:country="none" style:font-size-asian="8pt" style:font-name-complex="Tahoma" style:font-family-complex="Tahoma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te_20_Level_20_2" style:display-name="Note Level 2" style:family="paragraph">
      <style:paragraph-properties fo:orphans="2" fo:widows="2"/>
      <style:text-properties style:use-window-font-color="true" loext:opacity="0%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Calibri" style:font-family-complex="Calibri" style:font-pitch-complex="variable" style:font-size-complex="11pt" style:language-complex="ar" style:country-complex="SA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ヒラギノ角ゴ Pro W3'" style:font-name-asian="OpenSymbol" style:font-family-asian="OpenSymbol, 'ヒラギノ角ゴ Pro W3'" style:font-name-complex="OpenSymbol" style:font-family-complex="OpenSymbol, 'ヒラギノ角ゴ Pro W3'"/>
    </style:style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  <style:text-properties style:font-name="OpenSymbol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  <style:text-properties style:font-name="OpenSymbol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  <style:text-properties style:font-name="OpenSymbol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  <style:text-properties style:font-name="OpenSymbol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  <style:text-properties style:font-name="OpenSymbol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9374in" fo:margin-bottom="0.5in" fo:margin-left="1.25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74in" fo:margin-left="0in" fo:margin-right="0in" fo:margin-top="0.1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stant Resume Templates:  Career Change Resume</dc:title>
    <dc:subject>instant resume templates</dc:subject>
    <meta:keyword>instant resume templates doc</meta:keyword>
    <dc:description>Instant Resume Templates by Savetz Publishing, Inc. Download an instant resume template, open it in Microsoft Word, enter your information to customize it, and print your personalized Instant Resume Template.</dc:description>
    <meta:initial-creator>Savetz Publishing, Inc.</meta:initial-creator>
    <meta:creation-date>2012-07-23T17:22:00</meta:creation-date>
    <dc:date>2024-09-04T23:01:47.511413460</dc:date>
    <meta:editing-cycles>13</meta:editing-cycles>
    <meta:editing-duration>PT48M23S</meta:editing-duration>
    <meta:generator>LibreOffice/24.2.5.2$Linux_X86_64 LibreOffice_project/d6e8b0f3fc6e8af2b00cf4969fd0d2fa45b9a62e</meta:generator>
    <meta:document-statistic meta:table-count="1" meta:image-count="0" meta:object-count="0" meta:page-count="1" meta:paragraph-count="31" meta:word-count="238" meta:character-count="1614" meta:non-whitespace-character-count="1420"/>
    <meta:user-defined meta:name="Copyright">(c) 2010 Vertex42 LLC</meta:user-defined>
  </office:meta>
</office:document-meta>
</file>